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5e9" officeooo:paragraph-rsid="0019a5e9"/>
    </style:style>
    <style:style style:name="P2" style:family="paragraph" style:parent-style-name="Standard">
      <style:text-properties officeooo:rsid="0019a5e9" officeooo:paragraph-rsid="001a7537"/>
    </style:style>
    <style:style style:name="P3" style:family="paragraph" style:parent-style-name="Standard">
      <style:text-properties officeooo:rsid="0019a5e9" officeooo:paragraph-rsid="001e061a"/>
    </style:style>
    <style:style style:name="P4" style:family="paragraph" style:parent-style-name="Standard">
      <style:text-properties officeooo:rsid="0019a5e9" officeooo:paragraph-rsid="002b8f41"/>
    </style:style>
    <style:style style:name="P5" style:family="paragraph" style:parent-style-name="Standard">
      <style:text-properties officeooo:rsid="0019a5e9" officeooo:paragraph-rsid="002fd409"/>
    </style:style>
    <style:style style:name="P6" style:family="paragraph" style:parent-style-name="Standard">
      <style:text-properties officeooo:rsid="0019a5e9" officeooo:paragraph-rsid="0030721f"/>
    </style:style>
    <style:style style:name="P7" style:family="paragraph" style:parent-style-name="Standard">
      <style:text-properties fo:color="#3465a4" fo:font-size="22pt" fo:font-weight="bold" officeooo:rsid="000a6d6a" officeooo:paragraph-rsid="0019a5e9" style:font-size-asian="22pt" style:font-weight-asian="bold" style:font-size-complex="22pt" style:font-weight-complex="bold"/>
    </style:style>
    <style:style style:name="P8" style:family="paragraph" style:parent-style-name="Standard">
      <style:text-properties fo:color="#3465a4" fo:font-size="22pt" fo:font-weight="bold" officeooo:rsid="001c18f4" officeooo:paragraph-rsid="001c18f4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3465a4" fo:font-weight="bold" officeooo:rsid="0030721f" officeooo:paragraph-rsid="0030721f" style:font-weight-asian="bold" style:font-weight-complex="bold"/>
    </style:style>
    <style:style style:name="P10" style:family="paragraph" style:parent-style-name="Standard">
      <style:text-properties fo:color="#3465a4" fo:font-size="20pt" fo:font-weight="bold" officeooo:rsid="00468e4d" officeooo:paragraph-rsid="00468e4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3465a4" fo:font-size="15pt" fo:font-weight="bold" officeooo:rsid="004a7b97" officeooo:paragraph-rsid="004a7b97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color="#3465a4" fo:font-size="15pt" fo:font-weight="bold" officeooo:rsid="004e5525" officeooo:paragraph-rsid="004e5525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style:line-height-at-least="0.503cm"/>
      <style:text-properties fo:color="#3465a4" style:font-name="Liberation Serif" fo:font-size="15pt" fo:font-weight="bold" fo:background-color="transparent" style:font-size-asian="15pt" style:font-weight-asian="bold" style:font-size-complex="15pt" style:font-weight-complex="bold"/>
    </style:style>
    <style:style style:name="P14" style:family="paragraph" style:parent-style-name="Standard">
      <style:paragraph-properties style:line-height-at-least="0.503cm"/>
      <style:text-properties fo:color="#3465a4" style:font-name="Liberation Serif" fo:font-size="15pt" fo:font-weight="bold" officeooo:rsid="0052d52d" officeooo:paragraph-rsid="0052d52d" fo:background-color="transparent" style:font-size-asian="15pt" style:font-weight-asian="bold" style:font-size-complex="15pt" style:font-weight-complex="bold"/>
    </style:style>
    <style:style style:name="P15" style:family="paragraph" style:parent-style-name="Standard">
      <style:paragraph-properties style:line-height-at-least="0.503cm"/>
      <style:text-properties fo:color="#3465a4" style:font-name="Liberation Serif" fo:font-size="15pt" fo:font-weight="bold" officeooo:rsid="004e5525" officeooo:paragraph-rsid="0053c443" fo:background-color="transparent" style:font-size-asian="15pt" style:font-weight-asian="bold" style:font-size-complex="15pt" style:font-weight-complex="bold"/>
    </style:style>
    <style:style style:name="P16" style:family="paragraph" style:parent-style-name="Standard">
      <style:paragraph-properties style:line-height-at-least="0.503cm"/>
      <style:text-properties fo:color="#3465a4" style:font-name="Liberation Serif" fo:font-size="15pt" fo:font-weight="bold" officeooo:rsid="0055dbb4" officeooo:paragraph-rsid="0055dbb4" fo:background-color="transparent" style:font-size-asian="15pt" style:font-weight-asian="bold" style:font-size-complex="15pt" style:font-weight-complex="bold"/>
    </style:style>
    <style:style style:name="P17" style:family="paragraph" style:parent-style-name="Standard">
      <style:paragraph-properties style:line-height-at-least="0.503cm"/>
      <style:text-properties fo:color="#3465a4" style:font-name="Liberation Serif" fo:font-size="15pt" fo:font-weight="bold" officeooo:rsid="0056db0d" officeooo:paragraph-rsid="0056db0d" fo:background-color="transparent" style:font-size-asian="15pt" style:font-weight-asian="bold" style:font-size-complex="15pt" style:font-weight-complex="bold"/>
    </style:style>
    <style:style style:name="P18" style:family="paragraph" style:parent-style-name="Standard">
      <style:paragraph-properties style:line-height-at-least="0.503cm"/>
      <style:text-properties fo:color="#3465a4" style:font-name="Liberation Serif" fo:font-size="15pt" fo:font-weight="bold" officeooo:rsid="0058df00" officeooo:paragraph-rsid="0058df00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rsid="000a6d6a" officeooo:paragraph-rsid="0019a5e9"/>
    </style:style>
    <style:style style:name="P20" style:family="paragraph" style:parent-style-name="Standard">
      <style:text-properties officeooo:rsid="001a7537" officeooo:paragraph-rsid="001a7537"/>
    </style:style>
    <style:style style:name="P21" style:family="paragraph" style:parent-style-name="Standard">
      <style:text-properties officeooo:rsid="001a7537" officeooo:paragraph-rsid="001c18f4"/>
    </style:style>
    <style:style style:name="P22" style:family="paragraph" style:parent-style-name="Standard">
      <style:text-properties officeooo:rsid="001a7537" officeooo:paragraph-rsid="001e061a"/>
    </style:style>
    <style:style style:name="P23" style:family="paragraph" style:parent-style-name="Standard">
      <style:text-properties officeooo:rsid="001a7537" officeooo:paragraph-rsid="002b8f41"/>
    </style:style>
    <style:style style:name="P24" style:family="paragraph" style:parent-style-name="Standard">
      <style:text-properties officeooo:rsid="001a7537" officeooo:paragraph-rsid="002fd409"/>
    </style:style>
    <style:style style:name="P25" style:family="paragraph" style:parent-style-name="Standard">
      <style:text-properties officeooo:rsid="001a7537" officeooo:paragraph-rsid="0030721f"/>
    </style:style>
    <style:style style:name="P26" style:family="paragraph" style:parent-style-name="Standard">
      <style:text-properties officeooo:rsid="001a7537" officeooo:paragraph-rsid="003212a8"/>
    </style:style>
    <style:style style:name="P27" style:family="paragraph" style:parent-style-name="Standard">
      <style:text-properties officeooo:rsid="001a7537" officeooo:paragraph-rsid="0037aea3"/>
    </style:style>
    <style:style style:name="P28" style:family="paragraph" style:parent-style-name="Standard">
      <style:text-properties officeooo:rsid="001a7537" officeooo:paragraph-rsid="003a6a4d"/>
    </style:style>
    <style:style style:name="P29" style:family="paragraph" style:parent-style-name="Standard">
      <style:text-properties officeooo:rsid="001a7537" officeooo:paragraph-rsid="003d12cc"/>
    </style:style>
    <style:style style:name="P30" style:family="paragraph" style:parent-style-name="Standard">
      <style:text-properties style:use-window-font-color="true" fo:font-size="22pt" fo:font-weight="normal" officeooo:rsid="001c18f4" officeooo:paragraph-rsid="001c18f4" style:font-size-asian="22pt" style:font-weight-asian="normal" style:font-size-complex="22pt" style:font-weight-complex="normal"/>
    </style:style>
    <style:style style:name="P31" style:family="paragraph" style:parent-style-name="Standard">
      <style:text-properties style:use-window-font-color="true" fo:font-size="15pt" fo:font-weight="normal" officeooo:rsid="00485f4e" officeooo:paragraph-rsid="00485f4e" style:font-size-asian="13.1000003814697pt" style:font-weight-asian="normal" style:font-size-complex="15pt" style:font-weight-complex="normal"/>
    </style:style>
    <style:style style:name="P32" style:family="paragraph" style:parent-style-name="Standard">
      <style:text-properties style:use-window-font-color="true" fo:font-size="15pt" fo:font-weight="normal" officeooo:rsid="004a7b97" officeooo:paragraph-rsid="004a7b97" style:font-size-asian="13.1000003814697pt" style:font-weight-asian="normal" style:font-size-complex="15pt" style:font-weight-complex="normal"/>
    </style:style>
    <style:style style:name="P33" style:family="paragraph" style:parent-style-name="Standard">
      <style:text-properties style:use-window-font-color="true" style:font-name="Droid Sans Mono" fo:font-size="10.5pt" fo:font-weight="normal" officeooo:rsid="00485f4e" officeooo:paragraph-rsid="00485f4e" fo:background-color="transparent" style:font-size-asian="13.1000003814697pt" style:font-weight-asian="normal" style:font-size-complex="15pt" style:font-weight-complex="normal"/>
    </style:style>
    <style:style style:name="P34" style:family="paragraph" style:parent-style-name="Standard">
      <style:text-properties style:use-window-font-color="true" style:font-name="Droid Sans Mono" fo:font-size="10.5pt" fo:font-weight="normal" officeooo:rsid="004e5525" officeooo:paragraph-rsid="004e5525" fo:background-color="transparent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2d52d" officeooo:paragraph-rsid="0052d52d" fo:background-color="transparent" style:font-size-asian="15pt" style:font-weight-asian="bold" style:font-size-complex="15pt" style:font-weight-complex="bold"/>
    </style:style>
    <style:style style:name="P3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4e5525" officeooo:paragraph-rsid="0053c443" fo:background-color="transparent" style:font-size-asian="15pt" style:font-weight-asian="bold" style:font-size-complex="15pt" style:font-weight-complex="bold"/>
    </style:style>
    <style:style style:name="P3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5dbb4" officeooo:paragraph-rsid="0055dbb4" fo:background-color="transparent" style:font-size-asian="15pt" style:font-weight-asian="bold" style:font-size-complex="15pt" style:font-weight-complex="bold"/>
    </style:style>
    <style:style style:name="P3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6db0d" officeooo:paragraph-rsid="0056db0d" fo:background-color="transparent" style:font-size-asian="15pt" style:font-weight-asian="bold" style:font-size-complex="15pt" style:font-weight-complex="bold"/>
    </style:style>
    <style:style style:name="P4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8df00" officeooo:paragraph-rsid="0058df00" fo:background-color="transparent" style:font-size-asian="15pt" style:font-weight-asian="bold" style:font-size-complex="15pt" style:font-weight-complex="bold"/>
    </style:style>
    <style:style style:name="P4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3c443" fo:background-color="transparent"/>
    </style:style>
    <style:style style:name="P42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style:font-name="Liberation Serif" fo:font-size="15pt" fo:font-weight="normal" officeooo:rsid="005aa612" officeooo:paragraph-rsid="005aa612" fo:background-color="transparent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056db0d" officeooo:paragraph-rsid="0056db0d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style:text-properties officeooo:rsid="001c18f4" officeooo:paragraph-rsid="001c18f4"/>
    </style:style>
    <style:style style:name="P46" style:family="paragraph" style:parent-style-name="Standard">
      <style:text-properties officeooo:rsid="001e061a" officeooo:paragraph-rsid="001c18f4"/>
    </style:style>
    <style:style style:name="P47" style:family="paragraph" style:parent-style-name="Standard">
      <style:text-properties officeooo:rsid="001e061a" officeooo:paragraph-rsid="001e061a"/>
    </style:style>
    <style:style style:name="P48" style:family="paragraph" style:parent-style-name="Standard">
      <style:text-properties officeooo:rsid="001e061a" officeooo:paragraph-rsid="002b8f41"/>
    </style:style>
    <style:style style:name="P49" style:family="paragraph" style:parent-style-name="Standard">
      <style:text-properties officeooo:rsid="001e061a" officeooo:paragraph-rsid="002fd409"/>
    </style:style>
    <style:style style:name="P50" style:family="paragraph" style:parent-style-name="Standard">
      <style:text-properties officeooo:rsid="001e061a" officeooo:paragraph-rsid="0030721f"/>
    </style:style>
    <style:style style:name="P51" style:family="paragraph" style:parent-style-name="Standard">
      <style:text-properties officeooo:rsid="001e061a" officeooo:paragraph-rsid="003a6a4d"/>
    </style:style>
    <style:style style:name="P52" style:family="paragraph" style:parent-style-name="Standard">
      <style:text-properties officeooo:rsid="002056b3" officeooo:paragraph-rsid="002056b3"/>
    </style:style>
    <style:style style:name="P53" style:family="paragraph" style:parent-style-name="Standard">
      <style:text-properties officeooo:rsid="002056b3" officeooo:paragraph-rsid="002b8f41"/>
    </style:style>
    <style:style style:name="P54" style:family="paragraph" style:parent-style-name="Standard">
      <style:text-properties officeooo:rsid="002056b3" officeooo:paragraph-rsid="002fd409"/>
    </style:style>
    <style:style style:name="P55" style:family="paragraph" style:parent-style-name="Standard">
      <style:text-properties officeooo:rsid="002056b3" officeooo:paragraph-rsid="0030721f"/>
    </style:style>
    <style:style style:name="P56" style:family="paragraph" style:parent-style-name="Standard">
      <style:text-properties officeooo:rsid="002056b3" officeooo:paragraph-rsid="003a6a4d"/>
    </style:style>
    <style:style style:name="P57" style:family="paragraph" style:parent-style-name="Standard">
      <style:text-properties officeooo:rsid="002474cd" officeooo:paragraph-rsid="002474cd"/>
    </style:style>
    <style:style style:name="P5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9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5aa612" fo:background-color="#1e1e1e"/>
    </style:style>
    <style:style style:name="P60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5aa612" officeooo:paragraph-rsid="005aa612" fo:background-color="#1e1e1e"/>
    </style:style>
    <style:style style:name="P61" style:family="paragraph" style:parent-style-name="Standard">
      <style:text-properties officeooo:paragraph-rsid="00264e4d"/>
    </style:style>
    <style:style style:name="P62" style:family="paragraph" style:parent-style-name="Standard">
      <style:text-properties officeooo:rsid="0026a285" officeooo:paragraph-rsid="00264e4d"/>
    </style:style>
    <style:style style:name="P63" style:family="paragraph" style:parent-style-name="Standard">
      <style:text-properties officeooo:rsid="0026a285" officeooo:paragraph-rsid="0026a285"/>
    </style:style>
    <style:style style:name="P64" style:family="paragraph" style:parent-style-name="Standard">
      <style:text-properties fo:color="#000000" style:font-name="Liberation Serif" fo:font-size="15pt" fo:font-weight="normal" officeooo:rsid="0026a285" officeooo:paragraph-rsid="0026a285" fo:background-color="transparent" style:font-size-asian="15pt" style:font-weight-asian="normal" style:font-size-complex="15pt" style:font-weight-complex="normal"/>
    </style:style>
    <style:style style:name="P65" style:family="paragraph" style:parent-style-name="Standard">
      <style:paragraph-properties style:line-height-at-least="0.503cm"/>
      <style:text-properties fo:color="#000000" style:font-name="Liberation Serif" fo:font-size="15pt" fo:font-weight="normal" fo:background-color="transparent" style:font-size-asian="15pt" style:font-weight-asian="normal" style:font-size-complex="15pt" style:font-weight-complex="normal"/>
    </style:style>
    <style:style style:name="P66" style:family="paragraph" style:parent-style-name="Standard">
      <style:text-properties fo:color="#000000" style:font-name="Liberation Serif" fo:font-size="15pt" fo:font-weight="normal" officeooo:rsid="002a887d" officeooo:paragraph-rsid="002a887d" fo:background-color="transparent" style:font-size-asian="15pt" style:font-weight-asian="normal" style:font-size-complex="15pt" style:font-weight-complex="normal"/>
    </style:style>
    <style:style style:name="P67" style:family="paragraph" style:parent-style-name="Standard">
      <style:text-properties officeooo:paragraph-rsid="00289cb4"/>
    </style:style>
    <style:style style:name="P68" style:family="paragraph" style:parent-style-name="Standard">
      <style:text-properties officeooo:rsid="002b8f41" officeooo:paragraph-rsid="002b8f41"/>
    </style:style>
    <style:style style:name="P69" style:family="paragraph" style:parent-style-name="Standard">
      <style:text-properties officeooo:rsid="002b8f41" officeooo:paragraph-rsid="002fd409"/>
    </style:style>
    <style:style style:name="P70" style:family="paragraph" style:parent-style-name="Standard">
      <style:text-properties officeooo:rsid="002b8f41" officeooo:paragraph-rsid="0030721f"/>
    </style:style>
    <style:style style:name="P71" style:family="paragraph" style:parent-style-name="Standard">
      <style:text-properties officeooo:rsid="002b8f41" officeooo:paragraph-rsid="003a6a4d"/>
    </style:style>
    <style:style style:name="P72" style:family="paragraph" style:parent-style-name="Standard">
      <style:text-properties officeooo:paragraph-rsid="002bee1e"/>
    </style:style>
    <style:style style:name="P73" style:family="paragraph" style:parent-style-name="Standard">
      <style:text-properties officeooo:rsid="002fd409" officeooo:paragraph-rsid="002fd409"/>
    </style:style>
    <style:style style:name="P74" style:family="paragraph" style:parent-style-name="Standard">
      <style:text-properties officeooo:rsid="002fd409" officeooo:paragraph-rsid="0030721f"/>
    </style:style>
    <style:style style:name="P75" style:family="paragraph" style:parent-style-name="Standard">
      <style:text-properties officeooo:rsid="002fd409" officeooo:paragraph-rsid="003a6a4d"/>
    </style:style>
    <style:style style:name="P76" style:family="paragraph" style:parent-style-name="Standard">
      <style:text-properties officeooo:rsid="0030721f" officeooo:paragraph-rsid="0030721f"/>
    </style:style>
    <style:style style:name="P77" style:family="paragraph" style:parent-style-name="Standard">
      <style:text-properties officeooo:rsid="0030721f" officeooo:paragraph-rsid="003a6a4d"/>
    </style:style>
    <style:style style:name="P78" style:family="paragraph" style:parent-style-name="Standard">
      <style:text-properties officeooo:rsid="003212a8" officeooo:paragraph-rsid="003212a8"/>
    </style:style>
    <style:style style:name="P79" style:family="paragraph" style:parent-style-name="Standard">
      <style:text-properties officeooo:rsid="003212a8" officeooo:paragraph-rsid="0033655b"/>
    </style:style>
    <style:style style:name="P80" style:family="paragraph" style:parent-style-name="Standard">
      <style:text-properties officeooo:rsid="003212a8" officeooo:paragraph-rsid="00353c9e"/>
    </style:style>
    <style:style style:name="P81" style:family="paragraph" style:parent-style-name="Standard">
      <style:text-properties officeooo:rsid="003212a8" officeooo:paragraph-rsid="0035e7c4"/>
    </style:style>
    <style:style style:name="P82" style:family="paragraph" style:parent-style-name="Standard">
      <style:text-properties officeooo:rsid="003212a8" officeooo:paragraph-rsid="003a6a4d"/>
    </style:style>
    <style:style style:name="P83" style:family="paragraph" style:parent-style-name="Standard">
      <style:text-properties officeooo:rsid="003212a8" officeooo:paragraph-rsid="00408458"/>
    </style:style>
    <style:style style:name="P84" style:family="paragraph" style:parent-style-name="Standard">
      <style:text-properties officeooo:rsid="003212a8" officeooo:paragraph-rsid="00414d6d"/>
    </style:style>
    <style:style style:name="P85" style:family="paragraph" style:parent-style-name="Standard">
      <style:text-properties officeooo:rsid="003212a8" officeooo:paragraph-rsid="0042c958"/>
    </style:style>
    <style:style style:name="P86" style:family="paragraph" style:parent-style-name="Standard">
      <style:text-properties officeooo:rsid="0039ad6f" officeooo:paragraph-rsid="0039ad6f"/>
    </style:style>
    <style:style style:name="P87" style:family="paragraph" style:parent-style-name="Standard">
      <style:text-properties officeooo:rsid="003a6a4d" officeooo:paragraph-rsid="003a6a4d"/>
    </style:style>
    <style:style style:name="P88" style:family="paragraph" style:parent-style-name="Standard">
      <style:text-properties officeooo:rsid="003ed0f1" officeooo:paragraph-rsid="003ed0f1"/>
    </style:style>
    <style:style style:name="P89" style:family="paragraph" style:parent-style-name="Standard">
      <style:text-properties officeooo:rsid="003ed131" officeooo:paragraph-rsid="003ed131"/>
    </style:style>
    <style:style style:name="P90" style:family="paragraph" style:parent-style-name="Standard">
      <style:text-properties officeooo:rsid="00436a1a" officeooo:paragraph-rsid="0044a571"/>
    </style:style>
    <style:style style:name="P91" style:family="paragraph" style:parent-style-name="Standard">
      <style:text-properties officeooo:rsid="00436a1a" officeooo:paragraph-rsid="0044f96e"/>
    </style:style>
    <style:style style:name="P92" style:family="paragraph" style:parent-style-name="Standard">
      <style:text-properties officeooo:rsid="0044f96e" officeooo:paragraph-rsid="0044f96e"/>
    </style:style>
    <style:style style:name="P93" style:family="paragraph" style:parent-style-name="Standard">
      <style:text-properties officeooo:rsid="0045202e" officeooo:paragraph-rsid="0045202e"/>
    </style:style>
    <style:style style:name="P94" style:family="paragraph" style:parent-style-name="Standard">
      <style:text-properties officeooo:rsid="00499ecc" officeooo:paragraph-rsid="0037aea3"/>
    </style:style>
    <style:style style:name="T1" style:family="text">
      <style:text-properties officeooo:rsid="0019a5e9"/>
    </style:style>
    <style:style style:name="T2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3465a4" fo:font-size="16pt" fo:font-weight="bold" officeooo:rsid="0019a5e9" style:font-size-asian="16pt" style:font-weight-asian="bold" style:font-size-complex="16pt" style:font-weight-complex="bold"/>
    </style:style>
    <style:style style:name="T4" style:family="text">
      <style:text-properties fo:color="#3465a4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3465a4" fo:font-size="15pt" fo:font-weight="bold" officeooo:rsid="001a7537" style:font-size-asian="15pt" style:font-weight-asian="bold" style:font-size-complex="15pt" style:font-weight-complex="bold"/>
    </style:style>
    <style:style style:name="T6" style:family="text">
      <style:text-properties fo:color="#3465a4" fo:font-size="15pt" fo:font-weight="bold" officeooo:rsid="00264e4d" style:font-size-asian="15pt" style:font-weight-asian="bold" style:font-size-complex="15pt" style:font-weight-complex="bold"/>
    </style:style>
    <style:style style:name="T7" style:family="text">
      <style:text-properties fo:color="#3465a4" fo:font-size="15pt" fo:font-weight="bold" officeooo:rsid="00289cb4" style:font-size-asian="15pt" style:font-weight-asian="bold" style:font-size-complex="15pt" style:font-weight-complex="bold"/>
    </style:style>
    <style:style style:name="T8" style:family="text">
      <style:text-properties fo:color="#3465a4" fo:font-size="15pt" fo:font-weight="bold" officeooo:rsid="003322f2" style:font-size-asian="15pt" style:font-weight-asian="bold" style:font-size-complex="15pt" style:font-weight-complex="bold"/>
    </style:style>
    <style:style style:name="T9" style:family="text">
      <style:text-properties fo:color="#3465a4" fo:font-size="15pt" fo:font-weight="bold" officeooo:rsid="0035e7c4" style:font-size-asian="15pt" style:font-weight-asian="bold" style:font-size-complex="15pt" style:font-weight-complex="bold"/>
    </style:style>
    <style:style style:name="T10" style:family="text">
      <style:text-properties fo:color="#3465a4" fo:font-size="15pt" fo:font-weight="bold" officeooo:rsid="003a6a4d" style:font-size-asian="15pt" style:font-weight-asian="bold" style:font-size-complex="15pt" style:font-weight-complex="bold"/>
    </style:style>
    <style:style style:name="T11" style:family="text">
      <style:text-properties fo:color="#3465a4" fo:font-size="15pt" fo:font-weight="bold" officeooo:rsid="00408458" style:font-size-asian="15pt" style:font-weight-asian="bold" style:font-size-complex="15pt" style:font-weight-complex="bold"/>
    </style:style>
    <style:style style:name="T12" style:family="text">
      <style:text-properties fo:color="#3465a4" fo:font-size="15pt" fo:font-weight="bold" officeooo:rsid="00408565" style:font-size-asian="15pt" style:font-weight-asian="bold" style:font-size-complex="15pt" style:font-weight-complex="bold"/>
    </style:style>
    <style:style style:name="T13" style:family="text">
      <style:text-properties fo:color="#3465a4" fo:font-size="15pt" fo:font-weight="bold" officeooo:rsid="004235ef" style:font-size-asian="15pt" style:font-weight-asian="bold" style:font-size-complex="15pt" style:font-weight-complex="bold"/>
    </style:style>
    <style:style style:name="T14" style:family="text">
      <style:text-properties fo:color="#3465a4" fo:font-size="15pt" fo:font-weight="bold" officeooo:rsid="0042c958" style:font-size-asian="15pt" style:font-weight-asian="bold" style:font-size-complex="15pt" style:font-weight-complex="bold"/>
    </style:style>
    <style:style style:name="T15" style:family="text">
      <style:text-properties fo:color="#3465a4" fo:font-weight="bold" style:font-weight-asian="bold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1a7537" style:font-size-asian="15pt" style:font-size-complex="15pt"/>
    </style:style>
    <style:style style:name="T18" style:family="text">
      <style:text-properties fo:font-size="15pt" officeooo:rsid="001c18f4" style:font-size-asian="15pt" style:font-size-complex="15pt"/>
    </style:style>
    <style:style style:name="T19" style:family="text">
      <style:text-properties fo:font-size="15pt" officeooo:rsid="001e061a" style:font-size-asian="15pt" style:font-size-complex="15pt"/>
    </style:style>
    <style:style style:name="T20" style:family="text">
      <style:text-properties fo:font-size="15pt" officeooo:rsid="001f8aec" style:font-size-asian="15pt" style:font-size-complex="15pt"/>
    </style:style>
    <style:style style:name="T21" style:family="text">
      <style:text-properties fo:font-size="15pt" officeooo:rsid="002b8f41" style:font-size-asian="15pt" style:font-size-complex="15pt"/>
    </style:style>
    <style:style style:name="T22" style:family="text">
      <style:text-properties fo:font-size="15pt" officeooo:rsid="002bee1e" style:font-size-asian="15pt" style:font-size-complex="15pt"/>
    </style:style>
    <style:style style:name="T23" style:family="text">
      <style:text-properties fo:font-size="15pt" officeooo:rsid="002fd409" style:font-size-asian="15pt" style:font-size-complex="15pt"/>
    </style:style>
    <style:style style:name="T24" style:family="text">
      <style:text-properties fo:font-size="15pt" officeooo:rsid="003212a8" style:font-size-asian="15pt" style:font-size-complex="15pt"/>
    </style:style>
    <style:style style:name="T25" style:family="text">
      <style:text-properties fo:font-size="15pt" officeooo:rsid="0037aea3" style:font-size-asian="15pt" style:font-size-complex="15pt"/>
    </style:style>
    <style:style style:name="T26" style:family="text">
      <style:text-properties fo:font-size="15pt" officeooo:rsid="003d12cc" style:font-size-asian="15pt" style:font-size-complex="15pt"/>
    </style:style>
    <style:style style:name="T27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fo:font-size="15pt" fo:font-weight="normal" officeooo:rsid="003429d8" style:font-size-asian="15pt" style:font-weight-asian="normal" style:font-size-complex="15pt" style:font-weight-complex="normal"/>
    </style:style>
    <style:style style:name="T29" style:family="text">
      <style:text-properties style:use-window-font-color="true" fo:font-size="15pt" fo:font-weight="normal" officeooo:rsid="00350065" style:font-size-asian="15pt" style:font-weight-asian="normal" style:font-size-complex="15pt" style:font-weight-complex="normal"/>
    </style:style>
    <style:style style:name="T30" style:family="text">
      <style:text-properties style:use-window-font-color="true" fo:font-size="15pt" fo:font-weight="normal" officeooo:rsid="00414d6d" style:font-size-asian="15pt" style:font-weight-asian="normal" style:font-size-complex="15pt" style:font-weight-complex="normal"/>
    </style:style>
    <style:style style:name="T31" style:family="text">
      <style:text-properties style:use-window-font-color="true" fo:font-size="15pt" fo:font-weight="normal" officeooo:rsid="0042c958" style:font-size-asian="15pt" style:font-weight-asian="normal" style:font-size-complex="15pt" style:font-weight-complex="normal"/>
    </style:style>
    <style:style style:name="T32" style:family="text">
      <style:text-properties style:use-window-font-color="true" fo:font-size="15pt" fo:font-weight="normal" officeooo:rsid="0044a571" style:font-size-asian="15pt" style:font-weight-asian="normal" style:font-size-complex="15pt" style:font-weight-complex="normal"/>
    </style:style>
    <style:style style:name="T33" style:family="text">
      <style:text-properties style:use-window-font-color="true" fo:font-size="15pt" fo:font-weight="normal" officeooo:rsid="0044f96e" style:font-size-asian="15pt" style:font-weight-asian="normal" style:font-size-complex="15pt" style:font-weight-complex="normal"/>
    </style:style>
    <style:style style:name="T34" style:family="text">
      <style:text-properties fo:color="#569cd6"/>
    </style:style>
    <style:style style:name="T35" style:family="text">
      <style:text-properties fo:color="#000000" style:font-name="Droid Sans Mono"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36" style:family="text">
      <style:text-properties fo:color="#000000" style:font-name="Droid Sans Mono" fo:font-size="15pt" fo:font-weight="normal" officeooo:rsid="00264e4d" fo:background-color="transparent" loext:char-shading-value="0" style:font-size-asian="15pt" style:font-weight-asian="normal" style:font-size-complex="15pt" style:font-weight-complex="normal"/>
    </style:style>
    <style:style style:name="T37" style:family="text">
      <style:text-properties fo:color="#000000" style:font-name="Liberation Serif" fo:font-size="15pt" fo:font-weight="normal" officeooo:rsid="002a887d" fo:background-color="transparent" loext:char-shading-value="0" style:font-size-asian="15pt" style:font-weight-asian="normal" style:font-size-complex="15pt" style:font-weight-complex="normal"/>
    </style:style>
    <style:style style:name="T38" style:family="text">
      <style:text-properties fo:color="#4ec9b0"/>
    </style:style>
    <style:style style:name="T39" style:family="text">
      <style:text-properties fo:color="#dcdcaa"/>
    </style:style>
    <style:style style:name="T40" style:family="text">
      <style:text-properties fo:color="#ce9178"/>
    </style:style>
    <style:style style:name="T41" style:family="text">
      <style:text-properties fo:color="#9cdcfe"/>
    </style:style>
    <style:style style:name="T42" style:family="text">
      <style:text-properties fo:color="#4fc1ff"/>
    </style:style>
    <style:style style:name="T43" style:family="text">
      <style:text-properties fo:color="#c586c0"/>
    </style:style>
    <style:style style:name="T44" style:family="text">
      <style:text-properties fo:color="#b5cea8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503805"/>
    </style:style>
    <style:style style:name="T47" style:family="text">
      <style:text-properties style:font-name="Droid Sans Mono" fo:font-size="10.5pt" fo:font-weight="normal"/>
    </style:style>
    <style:style style:name="T48" style:family="text">
      <style:text-properties officeooo:rsid="0052d52d"/>
    </style:style>
    <style:style style:name="T49" style:family="text">
      <style:text-properties officeooo:rsid="0053c4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o initialize a node application</text:p>
      <text:p text:style-name="P8"/>
      <text:p text:style-name="P30"><text:span text:style-name="T16">-&gt; <text:s/>npm init</text:span></text:p>
      <text:p text:style-name="P7"/>
      <text:p text:style-name="P7"><text:span text:style-name="T1">Installation</text:span></text:p>
      <text:p text:style-name="P1"/>
      <text:p text:style-name="P19"><text:span text:style-name="T2">1) </text:span><text:span text:style-name="T3">express <text:s/></text:span><text:span text:style-name="T1">To connect to Backend</text:span></text:p>
      <text:p text:style-name="P1"/>
      <text:p text:style-name="P1"><text:span text:style-name="T2">2) mongoose </text:span><text:s/>To connect to mongoDB</text:p>
      <text:p text:style-name="P1"/>
      <text:p text:style-name="P1"><text:span text:style-name="T2">3) dotenv <text:s/></text:span>loads environment variables from a .env file into process.env</text:p>
      <text:p text:style-name="P1"/>
      <text:p text:style-name="P1"><text:span text:style-name="T2">4) helmet </text:span>secure your express</text:p>
      <text:p text:style-name="P1"/>
      <text:p text:style-name="P1"><text:span text:style-name="T2">5) morgan </text:span>whenever we make any api call we can see that in our console using morgan</text:p>
      <text:p text:style-name="P1"/>
      <text:p text:style-name="P1"><text:span text:style-name="T2">6) nodemon </text:span>To keep the server active all time.<text:line-break/><text:line-break/><text:line-break/><text:line-break/><text:span text:style-name="T16">To use nodemon we need to do the following changes</text:span></text:p>
      <text:p text:style-name="P1"/>
      <text:p text:style-name="P1"><text:span text:style-name="T2">package.json</text:span></text:p>
      <text:p text:style-name="P1"><text:span text:style-name="T2"/></text:p>
      <text:p text:style-name="P1"><text:span text:style-name="T16">“scripts”: {</text:span></text:p>
      <text:p text:style-name="P2"><text:span text:style-name="T16"><text:s text:c="6"/>“start”: “nodemon index.js”</text:span></text:p>
      <text:p text:style-name="P2"><text:span text:style-name="T17">}</text:span></text:p>
      <text:p text:style-name="P2"><text:span text:style-name="T17"/></text:p>
      <text:p text:style-name="P2"><text:span text:style-name="T17"/></text:p>
      <text:p text:style-name="P20"><text:span text:style-name="T16">To use express, you need to require the express, create an object and then call the listen method on a port </text:span></text:p>
      <text:p text:style-name="P20"><text:span text:style-name="T16"/></text:p>
      <text:p text:style-name="P2"><text:span text:style-name="T5"/></text:p>
      <text:p text:style-name="P2"><text:span text:style-name="T5">Index</text:span><text:span text:style-name="T2">.js</text:span></text:p>
      <text:p text:style-name="P2"><text:span text:style-name="T2"/></text:p>
      <text:p text:style-name="P20"><text:span text:style-name="T16">const express = require(“express”);</text:span></text:p>
      <text:p text:style-name="P20"><text:span text:style-name="T16">const app = express();</text:span></text:p>
      <text:p text:style-name="P20"><text:span text:style-name="T16"/></text:p>
      <text:p text:style-name="P20"><text:span text:style-name="T16">app.listen(8800,()=&gt;{</text:span></text:p>
      <text:p text:style-name="P21"><text:span text:style-name="T16"><text:s text:c="4"/>console.log(“Backend server is running”);</text:span></text:p>
      <text:p text:style-name="P21"><text:span text:style-name="T18">}</text:span></text:p>
      <text:p text:style-name="P21"><text:soft-page-break/><text:span text:style-name="T18"/></text:p>
      <text:p text:style-name="P21"><text:span text:style-name="T18"/></text:p>
      <text:p text:style-name="P45"><text:span text:style-name="T16">now we need to import mongoose, dotenv, helmet, morgan</text:span></text:p>
      <text:p text:style-name="P45"><text:span text:style-name="T16">and <text:s/></text:span><text:span text:style-name="T19">call a config method of dotenv</text:span></text:p>
      <text:p text:style-name="P46"><text:span text:style-name="T19"/></text:p>
      <text:p text:style-name="P3"><text:span text:style-name="T5">Index</text:span><text:span text:style-name="T2">.js</text:span></text:p>
      <text:p text:style-name="P3"><text:span text:style-name="T2"/></text:p>
      <text:p text:style-name="P22"><text:span text:style-name="T16">const express = require(“express”);</text:span></text:p>
      <text:p text:style-name="P22"><text:span text:style-name="T16">const app = express();</text:span></text:p>
      <text:p text:style-name="P47"><text:span text:style-name="T16">const mongoose = require(“mongoose”);</text:span></text:p>
      <text:p text:style-name="P47"><text:span text:style-name="T16">const dotenv = require(“helmet”);</text:span></text:p>
      <text:p text:style-name="P47"><text:span text:style-name="T16">const mor</text:span><text:span text:style-name="T20">g</text:span><text:span text:style-name="T16">an = require(“morgan”);</text:span></text:p>
      <text:p text:style-name="P47"><text:span text:style-name="T16"/></text:p>
      <text:p text:style-name="P52"><text:span text:style-name="T16">dotenv.config();</text:span></text:p>
      <text:p text:style-name="P47"><text:span text:style-name="T16"/></text:p>
      <text:p text:style-name="P22"><text:span text:style-name="T16"/></text:p>
      <text:p text:style-name="P22"><text:span text:style-name="T16">app.listen(8800,()=&gt;{</text:span></text:p>
      <text:p text:style-name="P22"><text:span text:style-name="T16"><text:s text:c="4"/>console.log(“Backend server is running”);</text:span></text:p>
      <text:p text:style-name="P22"><text:span text:style-name="T18">}</text:span></text:p>
      <text:p text:style-name="P22"><text:span text:style-name="T18"/></text:p>
      <text:p text:style-name="P22"><text:span text:style-name="T18"/></text:p>
      <text:p text:style-name="P57"><text:span text:style-name="T18">a</text:span><text:span text:style-name="T16">nd create a .env file for the secret keys</text:span></text:p>
      <text:p text:style-name="P57"><text:span text:style-name="T16"/></text:p>
      <text:p text:style-name="P57"><text:span text:style-name="T16"/></text:p>
      <text:p text:style-name="P61"><text:span text:style-name="T5">N</text:span><text:span text:style-name="T6">ow we need to create a mongodb cluster , after that copy the link from the mongo db website<text:line-break/><text:line-break/></text:span><text:span text:style-name="T35">MONGO_URL=mongodb+srv://priyam:</text:span><text:span text:style-name="T36">&lt;Password&gt;</text:span><text:span text:style-name="T35">@socialmediaapp.6aximvj.mongodb.net/socialmedia?retryWrites=true&amp;w=majority</text:span></text:p>
      <text:p text:style-name="P62"><text:span text:style-name="T4"/></text:p>
      <text:p text:style-name="P63"><text:span text:style-name="T4">remove &lt;Password&gt; and add your password and then paste it to .env file</text:span></text:p>
      <text:p text:style-name="P63"><text:span text:style-name="T4"/></text:p>
      <text:p text:style-name="P67"><text:span text:style-name="T7"><text:s/></text:span><text:span text:style-name="T37">after that add this to index.js</text:span></text:p>
      <text:p text:style-name="P66"/>
      <text:p text:style-name="P64">mongoose.set("strictQuery", false);</text:p>
      <text:p text:style-name="P65">mongoose.connect(process.env.MONGO_URL, () =&gt; {</text:p>
      <text:p text:style-name="P65">console.log("Connected to MongoDB");</text:p>
      <text:p text:style-name="P65">});</text:p>
      <text:p text:style-name="P63"><text:span text:style-name="T4"/></text:p>
      <text:p text:style-name="P63"><text:span text:style-name="T4"/></text:p>
      <text:p text:style-name="P4"><text:soft-page-break/><text:span text:style-name="T5">Index</text:span><text:span text:style-name="T2">.js</text:span></text:p>
      <text:p text:style-name="P4"><text:span text:style-name="T2"/></text:p>
      <text:p text:style-name="P23"><text:span text:style-name="T16">const express = require(“express”);</text:span></text:p>
      <text:p text:style-name="P23"><text:span text:style-name="T16">const app = express();</text:span></text:p>
      <text:p text:style-name="P48"><text:span text:style-name="T16">const mongoose = require(“mongoose”);</text:span></text:p>
      <text:p text:style-name="P48"><text:span text:style-name="T16">const dotenv = require(“helmet”);</text:span></text:p>
      <text:p text:style-name="P48"><text:span text:style-name="T16">const mor</text:span><text:span text:style-name="T20">g</text:span><text:span text:style-name="T16">an = require(“morgan”);</text:span></text:p>
      <text:p text:style-name="P48"><text:span text:style-name="T16"/></text:p>
      <text:p text:style-name="P53"><text:span text:style-name="T16">dotenv.config();</text:span></text:p>
      <text:p text:style-name="P53"><text:span text:style-name="T16"/></text:p>
      <text:p text:style-name="P68"><text:span text:style-name="T16">mongoose.set(“strictQuery”,false);</text:span></text:p>
      <text:p text:style-name="P68"><text:span text:style-name="T16">mongoose.connect(process.env.MONGO_URL,()=&gt;{</text:span></text:p>
      <text:p text:style-name="P68"><text:span text:style-name="T16">console.log(“Connected to MongoDB”);</text:span></text:p>
      <text:p text:style-name="P68"><text:span text:style-name="T16">});</text:span></text:p>
      <text:p text:style-name="P48"><text:span text:style-name="T16"/></text:p>
      <text:p text:style-name="P23"><text:span text:style-name="T16"/></text:p>
      <text:p text:style-name="P23"><text:span text:style-name="T16">app.listen(8800,()=&gt;{</text:span></text:p>
      <text:p text:style-name="P23"><text:span text:style-name="T16"><text:s text:c="4"/>console.log(“Backend server is running”);</text:span></text:p>
      <text:p text:style-name="P23"><text:span text:style-name="T21">}</text:span></text:p>
      <text:p text:style-name="P23"><text:span text:style-name="T21"/></text:p>
      <text:p text:style-name="P23"><text:span text:style-name="T21"/></text:p>
      <text:p text:style-name="P72"><text:span text:style-name="T21">w</text:span><text:span text:style-name="T22">e need to call a middleware express.json() method. </text:span><text:span text:style-name="T16">It parses incoming requests with JSON payloads.</text:span></text:p>
      <text:p text:style-name="P72"><text:span text:style-name="T16"/></text:p>
      <text:p text:style-name="P5"><text:span text:style-name="T5">Index</text:span><text:span text:style-name="T2">.js</text:span></text:p>
      <text:p text:style-name="P5"/>
      <text:p text:style-name="P24"><text:span text:style-name="T16">const express = require(“express”);</text:span></text:p>
      <text:p text:style-name="P24"><text:span text:style-name="T16">const app = express();</text:span></text:p>
      <text:p text:style-name="P49"><text:span text:style-name="T16">const mongoose = require(“mongoose”);</text:span></text:p>
      <text:p text:style-name="P49"><text:span text:style-name="T16">const dotenv = require(“helmet”);</text:span></text:p>
      <text:p text:style-name="P49"><text:span text:style-name="T16">const mor</text:span><text:span text:style-name="T20">g</text:span><text:span text:style-name="T16">an = require(“morgan”);</text:span></text:p>
      <text:p text:style-name="P49"><text:span text:style-name="T16"/></text:p>
      <text:p text:style-name="P54"><text:span text:style-name="T16">dotenv.config();</text:span></text:p>
      <text:p text:style-name="P54"><text:span text:style-name="T16"/></text:p>
      <text:p text:style-name="P69"><text:span text:style-name="T16">mongoose.set(“strictQuery”,false);</text:span></text:p>
      <text:p text:style-name="P69"><text:span text:style-name="T16">mongoose.connect(process.env.MONGO_URL,()=&gt;{</text:span></text:p>
      <text:p text:style-name="P69"><text:span text:style-name="T16">console.log(“Connected to MongoDB”);</text:span></text:p>
      <text:p text:style-name="P69"><text:span text:style-name="T16">});</text:span></text:p>
      <text:p text:style-name="P69"><text:span text:style-name="T16"/></text:p>
      <text:p text:style-name="P69"><text:span text:style-name="T16">//</text:span><text:span text:style-name="T23">middleware</text:span></text:p>
      <text:p text:style-name="P73"><text:span text:style-name="T23">a</text:span><text:span text:style-name="T16">pp.use(express.json());</text:span></text:p>
      <text:p text:style-name="P49"><text:span text:style-name="T16"/></text:p>
      <text:p text:style-name="P24"><text:soft-page-break/><text:span text:style-name="T16"/></text:p>
      <text:p text:style-name="P24"><text:span text:style-name="T16">app.listen(8800,()=&gt;{</text:span></text:p>
      <text:p text:style-name="P24"><text:span text:style-name="T16"><text:s text:c="4"/>console.log(“Backend server is running”);</text:span></text:p>
      <text:p text:style-name="P24"><text:span text:style-name="T21">}</text:span></text:p>
      <text:p text:style-name="P24"><text:span text:style-name="T21"/></text:p>
      <text:p text:style-name="P24"><text:span text:style-name="T21"/></text:p>
      <text:p text:style-name="P9"><text:span text:style-name="T21">t</text:span><text:span text:style-name="T16">hen we also need to call helmet() middleware and morgan(“common”) middleware.</text:span></text:p>
      <text:p text:style-name="P9"><text:span text:style-name="T16"/></text:p>
      <text:p text:style-name="P9"><text:span text:style-name="T16"/></text:p>
      <text:p text:style-name="P6"><text:span text:style-name="T5">Index</text:span><text:span text:style-name="T2">.js</text:span></text:p>
      <text:p text:style-name="P6"/>
      <text:p text:style-name="P25"><text:span text:style-name="T16">const express = require(“express”);</text:span></text:p>
      <text:p text:style-name="P25"><text:span text:style-name="T16">const app = express();</text:span></text:p>
      <text:p text:style-name="P50"><text:span text:style-name="T16">const mongoose = require(“mongoose”);</text:span></text:p>
      <text:p text:style-name="P50"><text:span text:style-name="T16">const dotenv = require(“helmet”);</text:span></text:p>
      <text:p text:style-name="P50"><text:span text:style-name="T16">const mor</text:span><text:span text:style-name="T20">g</text:span><text:span text:style-name="T16">an = require(“morgan”);</text:span></text:p>
      <text:p text:style-name="P50"><text:span text:style-name="T16"/></text:p>
      <text:p text:style-name="P55"><text:span text:style-name="T16">dotenv.config();</text:span></text:p>
      <text:p text:style-name="P55"><text:span text:style-name="T16"/></text:p>
      <text:p text:style-name="P70"><text:span text:style-name="T16">mongoose.set(“strictQuery”,false);</text:span></text:p>
      <text:p text:style-name="P70"><text:span text:style-name="T16">mongoose.connect(process.env.MONGO_URL,()=&gt;{</text:span></text:p>
      <text:p text:style-name="P70"><text:span text:style-name="T16">console.log(“Connected to MongoDB”);</text:span></text:p>
      <text:p text:style-name="P70"><text:span text:style-name="T16">});</text:span></text:p>
      <text:p text:style-name="P70"><text:span text:style-name="T16"/></text:p>
      <text:p text:style-name="P70"><text:span text:style-name="T16">//</text:span><text:span text:style-name="T23">middleware</text:span></text:p>
      <text:p text:style-name="P74"><text:span text:style-name="T16">app.use(express.json());</text:span></text:p>
      <text:p text:style-name="P76"><text:span text:style-name="T16">app.use(helmet());</text:span></text:p>
      <text:p text:style-name="P76"><text:span text:style-name="T16">app.use(morgan(“common”));</text:span></text:p>
      <text:p text:style-name="P50"><text:span text:style-name="T16"/></text:p>
      <text:p text:style-name="P25"><text:span text:style-name="T16"/></text:p>
      <text:p text:style-name="P25"><text:span text:style-name="T16">app.listen(8800,()=&gt;{</text:span></text:p>
      <text:p text:style-name="P26"><text:span text:style-name="T16"><text:s text:c="4"/>console.log(“Backend server is running”);</text:span></text:p>
      <text:p text:style-name="P26"><text:span text:style-name="T24">}</text:span></text:p>
      <text:p text:style-name="P78"><text:span text:style-name="T16"/></text:p>
      <text:p text:style-name="P79"><text:span text:style-name="T16"><text:line-break/></text:span><text:span text:style-name="T8">Now we gonna create routes, so we can create a new folder “routes” here.</text:span></text:p>
      <text:p text:style-name="P79"><text:span text:style-name="T8"/></text:p>
      <text:p text:style-name="P80"><text:span text:style-name="T28">In routes let’s create a user.js <text:line-break/><text:line-break/>let’s create a router using require(“express”).Router() </text:span><text:span text:style-name="T29">method</text:span></text:p>
      <text:p text:style-name="P80"><text:span text:style-name="T28"/></text:p>
      <text:p text:style-name="P81"><text:soft-page-break/><text:span text:style-name="T13">u</text:span><text:span text:style-name="T9">ser.js</text:span></text:p>
      <text:p text:style-name="P81"><text:span text:style-name="T16"><text:line-break/></text:span></text:p>
      <text:p text:style-name="P27"><text:span text:style-name="T25">const router=require(“express”).Router();</text:span></text:p>
      <text:p text:style-name="P94"><text:span text:style-name="T25"/></text:p>
      <text:p text:style-name="P27"><text:span text:style-name="T25"/></text:p>
      <text:p text:style-name="P86"><text:span text:style-name="T25">m</text:span><text:span text:style-name="T16">odule.exports=router;</text:span></text:p>
      <text:p text:style-name="P86"><text:span text:style-name="T16"/></text:p>
      <text:p text:style-name="P82"><text:span text:style-name="T10">To use it, we have to do the following changes.</text:span></text:p>
      <text:p text:style-name="P82"><text:span text:style-name="T10"/></text:p>
      <text:p text:style-name="P87"><text:span text:style-name="T10">I</text:span><text:span text:style-name="T4">ndex.js</text:span></text:p>
      <text:p text:style-name="P82"><text:span text:style-name="T8"/></text:p>
      <text:p text:style-name="P28"><text:span text:style-name="T16">const express = require(“express”);</text:span></text:p>
      <text:p text:style-name="P28"><text:span text:style-name="T16">const app = express();</text:span></text:p>
      <text:p text:style-name="P51"><text:span text:style-name="T16">const mongoose = require(“mongoose”);</text:span></text:p>
      <text:p text:style-name="P51"><text:span text:style-name="T16">const dotenv = require(“helmet”);</text:span></text:p>
      <text:p text:style-name="P51"><text:span text:style-name="T16">const mor</text:span><text:span text:style-name="T20">g</text:span><text:span text:style-name="T16">an = require(“morgan”);</text:span></text:p>
      <text:p text:style-name="P88"><text:span text:style-name="T16">const userRoute=require(“./routes/users”);</text:span></text:p>
      <text:p text:style-name="P51"><text:span text:style-name="T16"/></text:p>
      <text:p text:style-name="P56"><text:span text:style-name="T16">dotenv.config();</text:span></text:p>
      <text:p text:style-name="P56"><text:span text:style-name="T16"/></text:p>
      <text:p text:style-name="P71"><text:span text:style-name="T16">mongoose.set(“strictQuery”,false);</text:span></text:p>
      <text:p text:style-name="P71"><text:span text:style-name="T16">mongoose.connect(process.env.MONGO_URL,()=&gt;{</text:span></text:p>
      <text:p text:style-name="P71"><text:span text:style-name="T16">console.log(“Connected to MongoDB”);</text:span></text:p>
      <text:p text:style-name="P71"><text:span text:style-name="T16">});</text:span></text:p>
      <text:p text:style-name="P71"><text:span text:style-name="T16"/></text:p>
      <text:p text:style-name="P71"><text:span text:style-name="T16">//</text:span><text:span text:style-name="T23">middleware</text:span></text:p>
      <text:p text:style-name="P75"><text:span text:style-name="T16">app.use(express.json());</text:span></text:p>
      <text:p text:style-name="P77"><text:span text:style-name="T16">app.use(helmet());</text:span></text:p>
      <text:p text:style-name="P77"><text:span text:style-name="T16">app.use(morgan(“common”));</text:span></text:p>
      <text:p text:style-name="P89"><text:span text:style-name="T16">app.use(“/api/users”,userRoute);</text:span></text:p>
      <text:p text:style-name="P28"><text:span text:style-name="T16"/></text:p>
      <text:p text:style-name="P28"><text:span text:style-name="T16">app.listen(8800,()=&gt;{</text:span></text:p>
      <text:p text:style-name="P29"><text:span text:style-name="T16"><text:s text:c="4"/>console.log(“Backend server is running”);</text:span></text:p>
      <text:p text:style-name="P29"><text:span text:style-name="T26">}</text:span></text:p>
      <text:p text:style-name="P29"><text:span text:style-name="T26"/></text:p>
      <text:p text:style-name="P29"><text:span text:style-name="T26"/></text:p>
      <text:p text:style-name="P83"><text:span text:style-name="T11">Now we need to create models, </text:span><text:span text:style-name="T12">so we can create a new folder models</text:span></text:p>
      <text:p text:style-name="P83"><text:span text:style-name="T11"/></text:p>
      <text:p text:style-name="P84"><text:span text:style-name="T28">In </text:span><text:span text:style-name="T30">models, lets create User.js</text:span></text:p>
      <text:p text:style-name="P84"><text:span text:style-name="T30"/></text:p>
      <text:p text:style-name="P84"><text:span text:style-name="T30"/></text:p>
      <text:p text:style-name="P85"><text:soft-page-break/><text:span text:style-name="T14">User.js</text:span></text:p>
      <text:p text:style-name="P85"><text:span text:style-name="T31">const mongoose = require(“mongoose”);</text:span></text:p>
      <text:p text:style-name="P85"><text:span text:style-name="T31"/></text:p>
      <text:p text:style-name="P90"><text:span text:style-name="T31">c</text:span><text:span text:style-name="T27">onst UserSchema = new mongoose.Schema(</text:span><text:span text:style-name="T32">{</text:span></text:p>
      <text:p text:style-name="P90"><text:span text:style-name="T32"><text:s text:c="4"/></text:span><text:span text:style-name="T33">username:{</text:span></text:p>
      <text:p text:style-name="P90"><text:span text:style-name="T33"><text:s text:c="8"/>type:String,</text:span></text:p>
      <text:p text:style-name="P90"><text:span text:style-name="T33"><text:s text:c="8"/>require:true,</text:span></text:p>
      <text:p text:style-name="P90"><text:span text:style-name="T33"><text:s text:c="8"/>min:3,</text:span></text:p>
      <text:p text:style-name="P90"><text:span text:style-name="T33"><text:s text:c="8"/>max:20,</text:span></text:p>
      <text:p text:style-name="P90"><text:span text:style-name="T33"><text:s text:c="8"/>unique:true,</text:span></text:p>
      <text:p text:style-name="P92"><text:span text:style-name="T27"><text:s text:c="8"/>default:””</text:span></text:p>
      <text:p text:style-name="P91"><text:span text:style-name="T33"><text:s text:c="4"/>}</text:span></text:p>
      <text:p text:style-name="P91"><text:span text:style-name="T32">},</text:span></text:p>
      <text:p text:style-name="P91"><text:span text:style-name="T33">{timestamps:true}</text:span></text:p>
      <text:p text:style-name="P91"><text:span text:style-name="T27">);</text:span></text:p>
      <text:p text:style-name="P91"><text:span text:style-name="T27"/></text:p>
      <text:p text:style-name="P93"><text:span text:style-name="T27">module.exports = mongoose.model(“User”,UserSchema);</text:span></text:p>
      <text:p text:style-name="P93"><text:span text:style-name="T27"/></text:p>
      <text:p text:style-name="P93"><text:span text:style-name="T27"/></text:p>
      <text:p text:style-name="P10">bcrypt</text:p>
      <text:p text:style-name="P10"/>
      <text:p text:style-name="P31">npm install bcrypt</text:p>
      <text:p text:style-name="P31"/>
      <text:p text:style-name="P32">now we can use <text:span text:style-name="T45">genSalt</text:span> and <text:span text:style-name="T45">hash</text:span> method of bcrypt package.</text:p>
      <text:p text:style-name="P32"/>
      <text:p text:style-name="P32"/>
      <text:p text:style-name="P11">auth.js</text:p>
      <text:p text:style-name="P31"/>
      <text:p text:style-name="P33">//REGISTER</text:p>
      <text:p text:style-name="P35">router.post("/register", async (req,res)=&gt;{</text:p>
      <text:p text:style-name="P35">try{</text:p>
      <text:p text:style-name="P35">//generate new password</text:p>
      <text:p text:style-name="P35">const salt = await bcrypt.genSalt(10);</text:p>
      <text:p text:style-name="P35">const hashedPassword = await bcrypt.hash(req.body.password,salt); </text:p>
      <text:p text:style-name="P42"/>
      <text:p text:style-name="P35">//create new user </text:p>
      <text:p text:style-name="P35">const newUser = new User({</text:p>
      <text:p text:style-name="P35">username:req.body.username,</text:p>
      <text:p text:style-name="P35">email:req.body.email,</text:p>
      <text:p text:style-name="P35">password:hashedPassword</text:p>
      <text:p text:style-name="P35">})</text:p>
      <text:p text:style-name="P42"/>
      <text:p text:style-name="P35">//save user and respond</text:p>
      <text:p text:style-name="P35">const user = await newUser.save();</text:p>
      <text:p text:style-name="P35"><text:soft-page-break/>res.status(200).json(user);</text:p>
      <text:p text:style-name="P35">}</text:p>
      <text:p text:style-name="P35">catch(err){</text:p>
      <text:p text:style-name="P35">res.status(500).json(err);</text:p>
      <text:p text:style-name="P35">}</text:p>
      <text:p text:style-name="P35">});</text:p>
      <text:p text:style-name="P35"/>
      <text:p text:style-name="P35"/>
      <text:p text:style-name="P35"/>
      <text:p text:style-name="P58"/>
      <text:p text:style-name="P12">User.findOne() <text:span text:style-name="T46">and brcypt.compare()</text:span></text:p>
      <text:p text:style-name="P12"/>
      <text:p text:style-name="P12">auth.js</text:p>
      <text:p text:style-name="P12"/>
      <text:p text:style-name="P34">//LOGIN</text:p>
      <text:p text:style-name="P35">router.post("/login", async (req,res)=&gt;{</text:p>
      <text:p text:style-name="P35">try{</text:p>
      <text:p text:style-name="P35">const user = await User.findOne({email:req.body.email});</text:p>
      <text:p text:style-name="P35">!user &amp;&amp; res.status(404).json("User not Found");</text:p>
      <text:p text:style-name="P35">const validPassword = await bcrypt.compare(req.body.password,user.password)</text:p>
      <text:p text:style-name="P42"><text:span text:style-name="T47">!validPassword &amp;&amp; res.status(400).json("Wrong Password");</text:span></text:p>
      <text:p text:style-name="P35">res.status(200).json(user);</text:p>
      <text:p text:style-name="P35">}catch(err){</text:p>
      <text:p text:style-name="P35">res.status(500).json(err);</text:p>
      <text:p text:style-name="P35">}</text:p>
      <text:p text:style-name="P35">})</text:p>
      <text:p text:style-name="P35"/>
      <text:p text:style-name="P35"/>
      <text:p text:style-name="P13">findByIdAndUpdate<text:span text:style-name="T48">(req.params.id,{$set:req.body})</text:span></text:p>
      <text:p text:style-name="P13"/>
      <text:p text:style-name="P14">users.js</text:p>
      <text:p text:style-name="P14"/>
      <text:p text:style-name="P36">//update User</text:p>
      <text:p text:style-name="P35">router.put("/:id", async (req,res)=&gt;{</text:p>
      <text:p text:style-name="P35">if(req.body.userId === req.params.id || req.body.isAdmin){</text:p>
      <text:p text:style-name="P35">if(req.body.password){</text:p>
      <text:p text:style-name="P35">try{</text:p>
      <text:p text:style-name="P35">const salt = await bcrypt.genSalt(10);</text:p>
      <text:p text:style-name="P35">req.body.password = await bcrypt.hash(req.body.password,salt); </text:p>
      <text:p text:style-name="P35">}catch(err){</text:p>
      <text:p text:style-name="P35">return res.status(500).json(err);</text:p>
      <text:p text:style-name="P35">}</text:p>
      <text:p text:style-name="P35">}</text:p>
      <text:p text:style-name="P35">try{</text:p>
      <text:p text:style-name="P35">const user = await User.findByIdAndUpdate(req.params.id,{</text:p>
      <text:p text:style-name="P35">$set:req.body</text:p>
      <text:p text:style-name="P35">});</text:p>
      <text:p text:style-name="P35">res.status(200).json("Account has been Updated");</text:p>
      <text:p text:style-name="P35">}catch(err){</text:p>
      <text:p text:style-name="P35"><text:soft-page-break/>res.status(500).json(err);</text:p>
      <text:p text:style-name="P35">}</text:p>
      <text:p text:style-name="P35">}else{</text:p>
      <text:p text:style-name="P35">return res.status(403).json("you can update only your account!");</text:p>
      <text:p text:style-name="P35">}</text:p>
      <text:p text:style-name="P35">})</text:p>
      <text:p text:style-name="P41"/>
      <text:p text:style-name="P14"/>
      <text:p text:style-name="P15">findByIdAnd<text:span text:style-name="T49">Dele</text:span>te<text:span text:style-name="T48">(req.params.id)</text:span></text:p>
      <text:p text:style-name="P15"/>
      <text:p text:style-name="P37">//delete user</text:p>
      <text:p text:style-name="P35">router.delete("/:id",async (req,res)=&gt;{</text:p>
      <text:p text:style-name="P35">if(req.body.userId === req.params.id || req.body.isAdmin){</text:p>
      <text:p text:style-name="P35">try{</text:p>
      <text:p text:style-name="P35">const user = await User.findByIdAndDelete(req.params.id);</text:p>
      <text:p text:style-name="P35">res.status(200).json("Account has been deleted");</text:p>
      <text:p text:style-name="P35">}catch(err){</text:p>
      <text:p text:style-name="P35">res.status(500).json(err);</text:p>
      <text:p text:style-name="P35">}</text:p>
      <text:p text:style-name="P35">}else{</text:p>
      <text:p text:style-name="P35">return res.status(403).json("you can delete only your account!");</text:p>
      <text:p text:style-name="P35">}</text:p>
      <text:p text:style-name="P35">})</text:p>
      <text:p text:style-name="P15"/>
      <text:p text:style-name="P15"/>
      <text:p text:style-name="P16">findById and ._doc</text:p>
      <text:p text:style-name="P16"/>
      <text:p text:style-name="P38">//get a user</text:p>
      <text:p text:style-name="P35">router.get("/:id",async (req,res)=&gt;{</text:p>
      <text:p text:style-name="P35">try{</text:p>
      <text:p text:style-name="P35">const user=await User.findById(req.params.id);</text:p>
      <text:p text:style-name="P35">const {password,updatedAt,...others}=user._doc;</text:p>
      <text:p text:style-name="P35">res.status(200).json(others); </text:p>
      <text:p text:style-name="P35">}catch(err){</text:p>
      <text:p text:style-name="P35">res.status(500).json(err);</text:p>
      <text:p text:style-name="P35">}</text:p>
      <text:p text:style-name="P35">})</text:p>
      <text:p text:style-name="P16"/>
      <text:p text:style-name="P17">updateOne</text:p>
      <text:p text:style-name="P17"/>
      <text:p text:style-name="P17">User.js</text:p>
      <text:p text:style-name="P17"/>
      <text:p text:style-name="P39">const mongoose = require('mongoose');</text:p>
      <text:p text:style-name="P42"/>
      <text:p text:style-name="P35">const UserSchema= new mongoose.Schema({</text:p>
      <text:p text:style-name="P35">username:{</text:p>
      <text:p text:style-name="P35">type:String,</text:p>
      <text:p text:style-name="P35">require:true,</text:p>
      <text:p text:style-name="P35"><text:soft-page-break/>min:3,</text:p>
      <text:p text:style-name="P35">max:20,</text:p>
      <text:p text:style-name="P35">unique:true</text:p>
      <text:p text:style-name="P35">},</text:p>
      <text:p text:style-name="P35">email:{</text:p>
      <text:p text:style-name="P35">type:String,</text:p>
      <text:p text:style-name="P35">require:true,</text:p>
      <text:p text:style-name="P35">max:50,</text:p>
      <text:p text:style-name="P35">unique:true</text:p>
      <text:p text:style-name="P35">},</text:p>
      <text:p text:style-name="P35">password:{</text:p>
      <text:p text:style-name="P35">type:String,</text:p>
      <text:p text:style-name="P35">required:true,</text:p>
      <text:p text:style-name="P35">min:6</text:p>
      <text:p text:style-name="P35">},</text:p>
      <text:p text:style-name="P35">profilePicture:{</text:p>
      <text:p text:style-name="P35">type:String,</text:p>
      <text:p text:style-name="P35">default:""</text:p>
      <text:p text:style-name="P35">},</text:p>
      <text:p text:style-name="P35">coverPicture:{</text:p>
      <text:p text:style-name="P35">type:String,</text:p>
      <text:p text:style-name="P35">default:""</text:p>
      <text:p text:style-name="P35">},</text:p>
      <text:p text:style-name="P35">followers:{</text:p>
      <text:p text:style-name="P35">type:Array,</text:p>
      <text:p text:style-name="P35">default:[]</text:p>
      <text:p text:style-name="P35">},</text:p>
      <text:p text:style-name="P35">following:{</text:p>
      <text:p text:style-name="P35">type:Array,</text:p>
      <text:p text:style-name="P35">default:[]</text:p>
      <text:p text:style-name="P35">},</text:p>
      <text:p text:style-name="P35">isAdmin:{</text:p>
      <text:p text:style-name="P35">type:Boolean,</text:p>
      <text:p text:style-name="P35">default:false</text:p>
      <text:p text:style-name="P35">},</text:p>
      <text:p text:style-name="P35">desc:{</text:p>
      <text:p text:style-name="P35">type:String,</text:p>
      <text:p text:style-name="P35">max:50</text:p>
      <text:p text:style-name="P35">},</text:p>
      <text:p text:style-name="P35">city:{</text:p>
      <text:p text:style-name="P35">type:String,</text:p>
      <text:p text:style-name="P35">max:50</text:p>
      <text:p text:style-name="P35">},</text:p>
      <text:p text:style-name="P35">from:{</text:p>
      <text:p text:style-name="P35">type:String,</text:p>
      <text:p text:style-name="P35">max:50</text:p>
      <text:p text:style-name="P35">},</text:p>
      <text:p text:style-name="P35">relationship:{</text:p>
      <text:p text:style-name="P35">type:Number,</text:p>
      <text:p text:style-name="P35">enum:[1,2,3]</text:p>
      <text:p text:style-name="P35">}</text:p>
      <text:p text:style-name="P35"><text:soft-page-break/>},</text:p>
      <text:p text:style-name="P35">{timestamps:true}</text:p>
      <text:p text:style-name="P35">);</text:p>
      <text:p text:style-name="P42"/>
      <text:p text:style-name="P35">module.exports = mongoose.model("User",UserSchema);</text:p>
      <text:p text:style-name="P44"/>
      <text:p text:style-name="P16"/>
      <text:p text:style-name="P16"/>
      <text:p text:style-name="P17">users.js</text:p>
      <text:p text:style-name="P17"/>
      <text:p text:style-name="P39">//follow a user</text:p>
      <text:p text:style-name="P35">router.put("/:id/follow", async (req,res)=&gt;{</text:p>
      <text:p text:style-name="P35">if(req.body.userId !== req.params.id){</text:p>
      <text:p text:style-name="P35">try{</text:p>
      <text:p text:style-name="P35">const user = await User.findById(req.params.id);</text:p>
      <text:p text:style-name="P35">const currentUser= await User.findById(req.body.userId);</text:p>
      <text:p text:style-name="P35">if(!user.followers.includes(req.body.userId)){</text:p>
      <text:p text:style-name="P35">await user.updateOne({$push:{followers: req.body.userId}});</text:p>
      <text:p text:style-name="P35">await currentUser.updateOne({$push:{following: req.params.id}});</text:p>
      <text:p text:style-name="P35">res.status(200).json("user has been followed");</text:p>
      <text:p text:style-name="P35">}else{</text:p>
      <text:p text:style-name="P35">res.status(403).json("you already follow this user");</text:p>
      <text:p text:style-name="P35">} </text:p>
      <text:p text:style-name="P35">}catch(err){</text:p>
      <text:p text:style-name="P35">res.status(500).json(err);</text:p>
      <text:p text:style-name="P35">}</text:p>
      <text:p text:style-name="P35">}else{</text:p>
      <text:p text:style-name="P35">res.status(403).json("you can't follow yourself");</text:p>
      <text:p text:style-name="P35">}</text:p>
      <text:p text:style-name="P35">});</text:p>
      <text:p text:style-name="P17"/>
      <text:p text:style-name="P39">//unfollow a user</text:p>
      <text:p text:style-name="P35">router.put("/:id/unfollow", async (req,res)=&gt;{</text:p>
      <text:p text:style-name="P35">if(req.body.userId !== req.params.id){</text:p>
      <text:p text:style-name="P35">try{</text:p>
      <text:p text:style-name="P35">const user = await User.findById(req.params.id);</text:p>
      <text:p text:style-name="P35">const currentUser= await User.findById(req.body.userId);</text:p>
      <text:p text:style-name="P35">if(user.followers.includes(req.body.userId)){</text:p>
      <text:p text:style-name="P35">await user.updateOne({$pull:{followers: req.body.userId}});</text:p>
      <text:p text:style-name="P35">await currentUser.updateOne({$pull:{following: req.params.id}});</text:p>
      <text:p text:style-name="P35">res.status(200).json("user has been unfollowed");</text:p>
      <text:p text:style-name="P35">}else{</text:p>
      <text:p text:style-name="P35">res.status(403).json("you already unfollow this user");</text:p>
      <text:p text:style-name="P35">} </text:p>
      <text:p text:style-name="P35">}catch(err){</text:p>
      <text:p text:style-name="P35">res.status(500).json(err);</text:p>
      <text:p text:style-name="P35">}</text:p>
      <text:p text:style-name="P35">}else{</text:p>
      <text:p text:style-name="P35">res.status(403).json("you can't unfollow yourself");</text:p>
      <text:p text:style-name="P35"><text:soft-page-break/>}</text:p>
      <text:p text:style-name="P35">});</text:p>
      <text:p text:style-name="P17"/>
      <text:p text:style-name="P17"/>
      <text:p text:style-name="P18">deleteOne</text:p>
      <text:p text:style-name="P18"/>
      <text:p text:style-name="P18"/>
      <text:p text:style-name="P18">posts.js</text:p>
      <text:p text:style-name="P18"/>
      <text:p text:style-name="P40">//delete a post</text:p>
      <text:p text:style-name="P35">router.delete("/:id", async (req,res)=&gt;{</text:p>
      <text:p text:style-name="P35">try{</text:p>
      <text:p text:style-name="P35">const post = await Post.findById(req.params.id);</text:p>
      <text:p text:style-name="P35">if(post.userId === req.body.userId){</text:p>
      <text:p text:style-name="P35">await post.deleteOne();</text:p>
      <text:p text:style-name="P35">res.status(200).json("The post has been deleted");</text:p>
      <text:p text:style-name="P35">}else{</text:p>
      <text:p text:style-name="P35">res.status(500).json("you can delete only your posts");</text:p>
      <text:p text:style-name="P35">}</text:p>
      <text:p text:style-name="P35">}catch(err){</text:p>
      <text:p text:style-name="P35">res.status(500).json(err);</text:p>
      <text:p text:style-name="P35">}</text:p>
      <text:p text:style-name="P35">})</text:p>
      <text:p text:style-name="P58"/>
      <text:p text:style-name="P59"/>
      <text:p text:style-name="P59"/>
      <text:p text:style-name="P60"/>
      <text:p text:style-name="P43">if you are using any loop to fetch data then you need to use <text:span text:style-name="T15">promise.all()</text:span> otherwise if you use await then it will not fetch all the data.</text:p>
      <text:p text:style-name="P43"/>
      <text:p text:style-name="P43"/>
      <text:p text:style-name="P35">//get timeline posts</text:p>
      <text:p text:style-name="P35">router.get("/timeline/:userId", async (req,res)=&gt;{</text:p>
      <text:p text:style-name="P35">try{</text:p>
      <text:p text:style-name="P35">const currentUser = await User.findById(req.params.userId);</text:p>
      <text:p text:style-name="P35">const userPosts = await Post.find({userId:currentUser._id});</text:p>
      <text:p text:style-name="P35">const friendPosts = await Promise.all(</text:p>
      <text:p text:style-name="P35">currentUser.following.map(friendId=&gt;{</text:p>
      <text:p text:style-name="P35">return Post.find({userId:friendId});</text:p>
      <text:p text:style-name="P35">})</text:p>
      <text:p text:style-name="P35">);</text:p>
      <text:p text:style-name="P35">res.status(200).json(userPosts.concat(...friendPosts));</text:p>
      <text:p text:style-name="P35">}catch(err){</text:p>
      <text:p text:style-name="P35">res.status(500).json(err);</text:p>
      <text:p text:style-name="P35">}</text:p>
      <text:p text:style-name="P35">})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1T16:57:33.381124320</meta:creation-date>
    <dc:date>2023-01-02T00:52:16.179883287</dc:date>
    <meta:editing-duration>PT7H33M57S</meta:editing-duration>
    <meta:editing-cycles>56</meta:editing-cycles>
    <meta:generator>LibreOffice/6.4.7.2$Linux_X86_64 LibreOffice_project/40$Build-2</meta:generator>
    <meta:document-statistic meta:table-count="0" meta:image-count="0" meta:object-count="0" meta:page-count="11" meta:paragraph-count="357" meta:word-count="937" meta:character-count="8871" meta:non-whitespace-character-count="8183"/>
  </office:meta>
</office:document-meta>
</file>